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alysator Winkel</text:p>
          </table:table-cell>
          <table:table-cell office:value-type="string" calcext:value-type="string">
            <text:p>Intensität WE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323" calcext:value-type="float">
            <text:p>0,32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372" calcext:value-type="float">
            <text:p>0,37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85" calcext:value-type="float">
            <text:p>0,38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6" calcext:value-type="float">
            <text:p>0,3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6" calcext:value-type="float">
            <text:p>0,3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52" calcext:value-type="float">
            <text:p>0,3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7" calcext:value-type="float">
            <text:p>0,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10:53.561334225</meta:creation-date>
    <meta:generator>LibreOffice/6.0.2.1.0$Linux_X86_64 LibreOffice_project/00m0$Build-1</meta:generator>
    <dc:date>2018-06-18T14:28:33.446858392</dc:date>
    <meta:editing-duration>PT17M40S</meta:editing-duration>
    <meta:editing-cycles>1</meta:editing-cycles>
    <meta:document-statistic meta:table-count="1" meta:cell-count="40" meta:object-count="0"/>
  </office:meta>
</office:document-meta>
</file>